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decimal1">
      <number:number number:decimal-places="1" loext:min-decimal-places="1" number:min-integer-digits="1" number:grouping="false"/>
    </number:number-style>
    <number:number-style style:name="decimal2">
      <number:number number:decimal-places="2" loext:min-decimal-places="2" number:min-integer-digits="1" number:grouping="false"/>
    </number:number-style>
    <number:number-style style:name="decimal3">
      <number:number number:decimal-places="3" loext:min-decimal-places="3" number:min-integer-digits="1" number:grouping="false"/>
    </number:number-style>
    <number:number-style style:name="decimal4">
      <number:number number:decimal-places="4" loext:min-decimal-places="4" number:min-integer-digits="1" number:grouping="false"/>
    </number:number-style>
    <number:number-style style:name="decimal6">
      <number:number number:decimal-places="6" loext:min-decimal-places="6" number:min-integer-digits="1" number:grouping="false"/>
    </number:number-style>
    <number:number-style style:name="integer">
      <number:number number:decimal-places="0" loext:min-decimal-places="0" number:min-integer-digits="1" number:grouping="false"/>
    </number:number-style>
    <number:number-style style:name="integer_no_zero">
      <number:number number:decimal-places="0" loext:min-decimal-places="0" number:min-integer-digits="0" number:grouping="false"/>
    </number:number-style>
    <style:style style:family="table-row" style:name="default_table_row">
      <style:table-row-properties style:row-height="4.52mm" fo:break-before="auto" style:use-optimal-row-height="true"/>
    </style:style>
    <style:style style:family="table-cell" style:parent-style-name="Default" style:name="left">
      <style:table-cell-properties style:text-align-source="fix"/>
      <style:paragraph-properties fo:text-align="start" fo:margin-left="1mm"/>
    </style:style>
    <style:style style:family="table-cell" style:parent-style-name="Default" style:name="right">
      <style:table-cell-properties style:text-align-source="fix"/>
      <style:paragraph-properties fo:text-align="end" fo:margin-right="1mm"/>
    </style:style>
    <style:style style:family="table-cell" style:parent-style-name="Default" style:name="center">
      <style:table-cell-properties style:text-align-source="fix"/>
      <style:paragraph-properties fo:text-align="center"/>
    </style:style>
    <style:style style:family="table-column" style:name="lpod_auto_1">
      <style:table-column-properties fo:break-before="auto" style:column-width="15mm"/>
    </style:style>
    <style:style style:family="table-column" style:name="lpod_auto_2">
      <style:table-column-properties fo:break-before="auto" style:column-width="2cm"/>
    </style:style>
    <style:style style:family="table-column" style:name="lpod_auto_3">
      <style:table-column-properties fo:break-before="auto" style:column-width="1inch"/>
    </style:style>
    <style:style style:family="table-column" style:name="lpod_auto_4">
      <style:table-column-properties fo:break-before="auto" style:column-width="3cm"/>
    </style:style>
    <style:style style:family="table-column" style:name="lpod_auto_5">
      <style:table-column-properties fo:break-before="auto" style:column-width="4cm"/>
    </style:style>
    <style:style style:family="table-column" style:name="lpod_auto_6">
      <style:table-column-properties fo:break-before="auto" style:column-width="2cm"/>
    </style:style>
    <style:style style:family="table-cell" style:parent-style-name="Default" style:name="bold_center">
      <style:text-properties fo:font-weight="bold" style:font-weight-asian="bold" style:font-weight-complex="bold"/>
      <style:table-cell-properties style:text-align-source="fix"/>
      <style:paragraph-properties fo:text-align="center"/>
    </style:style>
    <style:style style:family="table-row" style:name="table_row_1cm">
      <style:table-row-properties style:row-height="1cm" fo:break-before="auto"/>
    </style:style>
    <style:style style:family="table-cell" style:parent-style-name="Default" style:data-style-name="decimal2" style:name="cell_decimal2">
      <style:paragraph-properties fo:margin-right="1.2mm"/>
    </style:style>
    <style:style style:family="table-cell" style:parent-style-name="Default" style:name="bold">
      <style:text-properties fo:font-weight="bold" style:font-weight-asian="bold" style:font-weight-complex="bold"/>
      <style:table-cell-properties style:text-align-source="value-type"/>
      <style:paragraph-properties fo:margin-right="1mm"/>
    </style:style>
    <style:style style:family="table-column" style:name="lpod_auto_7">
      <style:table-column-properties fo:break-before="auto" style:column-width="15mm"/>
    </style:style>
    <style:style style:family="table-column" style:name="lpod_auto_8">
      <style:table-column-properties fo:break-before="auto" style:column-width="2cm"/>
    </style:style>
    <style:style style:family="table-column" style:name="lpod_auto_9">
      <style:table-column-properties fo:break-before="auto" style:column-width="1inch"/>
    </style:style>
    <style:style style:family="table-column" style:name="lpod_auto_10">
      <style:table-column-properties fo:break-before="auto" style:column-width="3cm"/>
    </style:style>
    <style:style style:family="table-column" style:name="lpod_auto_11">
      <style:table-column-properties fo:break-before="auto" style:column-width="4cm"/>
    </style:style>
    <style:style style:family="table-column" style:name="lpod_auto_12">
      <style:table-column-properties fo:break-before="auto" style:column-width="2cm"/>
    </style:style>
    <style:style style:family="table-cell" style:parent-style-name="Default" style:name="bold_center_grid_06pt">
      <style:table-cell-properties fo:border="0.06pt solid #000000" style:text-align-source="fix"/>
      <style:paragraph-properties fo:text-align="center"/>
      <style:text-properties fo:font-weight="bold" style:font-weight-asian="bold" style:font-weight-complex="bold"/>
    </style:style>
    <style:style style:family="table-cell" style:parent-style-name="Default" style:data-style-name="decimal2" style:name="decimal2_grid_06pt">
      <style:table-cell-properties fo:border="0.06pt solid #000000"/>
      <style:paragraph-properties fo:margin-left="1.2mm" fo:margin-right="1.2mm"/>
    </style:style>
    <style:style style:family="table-cell" style:parent-style-name="Default" style:data-style-name="decimal3" style:name="cell_decimal3">
      <style:paragraph-properties fo:margin-right="1.2mm"/>
    </style:style>
    <style:style style:family="table-cell" style:parent-style-name="Default" style:data-style-name="integer" style:name="integer_grid_06pt">
      <style:table-cell-properties fo:border="0.06pt solid #000000"/>
      <style:paragraph-properties fo:margin-left="1.2mm" fo:margin-right="1.2mm"/>
    </style:style>
    <style:style style:family="table-cell" style:parent-style-name="Default" style:name="bold_center_bg_gray_grid_06pt">
      <style:table-cell-properties fo:background-color="#dddddd" fo:border="0.06pt solid #000000" style:text-align-source="fix"/>
      <style:paragraph-properties fo:text-align="center"/>
      <style:text-properties fo:font-weight="bold" style:font-weight-asian="bold" style:font-weight-complex="bold"/>
    </style:style>
    <style:style style:family="table-cell" style:parent-style-name="Default" style:name="bold_right_bg_gray_grid_06pt">
      <style:table-cell-properties fo:background-color="#dddddd" fo:border="0.06pt solid #000000" style:text-align-source="fix"/>
      <style:paragraph-properties fo:text-align="end" fo:margin-right="1.2mm"/>
      <style:text-properties fo:font-weight="bold" style:font-weight-asian="bold" style:font-weight-complex="bold"/>
    </style:style>
    <style:style style:family="table-column" style:name="lpod_auto_13">
      <style:table-column-properties fo:break-before="auto" style:column-width="15mm"/>
    </style:style>
    <style:style style:family="table-column" style:name="lpod_auto_14">
      <style:table-column-properties fo:break-before="auto" style:column-width="2cm"/>
    </style:style>
    <style:style style:family="table-column" style:name="lpod_auto_15">
      <style:table-column-properties fo:break-before="auto" style:column-width="1inch"/>
    </style:style>
    <style:style style:family="table-column" style:name="lpod_auto_16">
      <style:table-column-properties fo:break-before="auto" style:column-width="3cm"/>
    </style:style>
    <style:style style:family="table-column" style:name="lpod_auto_17">
      <style:table-column-properties fo:break-before="auto" style:column-width="4cm"/>
    </style:style>
    <style:style style:family="table-column" style:name="lpod_auto_18">
      <style:table-column-properties fo:break-before="auto" style:column-width="2cm"/>
    </style:style>
    <style:style style:family="table-cell" style:parent-style-name="Default" style:name="bg_blue">
      <style:table-cell-properties fo:background-color="#aaaaff"/>
      <style:paragraph-properties fo:margin-left="1.2mm" fo:margin-right="1.2mm"/>
    </style:style>
    <style:style style:family="table-cell" style:parent-style-name="Default" style:name="bg_yellow_grid06">
      <style:table-cell-properties fo:background-color="#fff9ae" fo:border="0.06pt solid #000000"/>
      <style:paragraph-properties fo:margin-left="1.2mm" fo:margin-right="1.2mm"/>
    </style:style>
    <style:style style:family="table-column" style:name="lpod_auto_19">
      <style:table-column-properties fo:break-before="auto" style:column-width="15mm"/>
    </style:style>
    <style:style style:family="table-column" style:name="lpod_auto_20">
      <style:table-column-properties fo:break-before="auto" style:column-width="2cm"/>
    </style:style>
    <style:style style:family="table-column" style:name="lpod_auto_21">
      <style:table-column-properties fo:break-before="auto" style:column-width="1inch"/>
    </style:style>
    <style:style style:family="table-column" style:name="lpod_auto_22">
      <style:table-column-properties fo:break-before="auto" style:column-width="3cm"/>
    </style:style>
    <style:style style:family="table-column" style:name="lpod_auto_23">
      <style:table-column-properties fo:break-before="auto" style:column-width="4cm"/>
    </style:style>
    <style:style style:family="table-column" style:name="lpod_auto_24">
      <style:table-column-properties fo:break-before="auto" style:column-width="2cm"/>
    </style:style>
    <style:style style:family="table-column" style:name="lpod_auto_25">
      <style:table-column-properties fo:break-before="auto" style:column-width="15mm"/>
    </style:style>
    <style:style style:family="table-column" style:name="lpod_auto_26">
      <style:table-column-properties fo:break-before="auto" style:column-width="2cm"/>
    </style:style>
    <style:style style:family="table-column" style:name="lpod_auto_27">
      <style:table-column-properties fo:break-before="auto" style:column-width="1inch"/>
    </style:style>
    <style:style style:family="table-column" style:name="lpod_auto_28">
      <style:table-column-properties fo:break-before="auto" style:column-width="3cm"/>
    </style:style>
    <style:style style:family="table-column" style:name="lpod_auto_29">
      <style:table-column-properties fo:break-before="auto" style:column-width="4cm"/>
    </style:style>
    <style:style style:family="table-column" style:name="lpod_auto_30">
      <style:table-column-properties fo:break-before="auto" style:column-width="2cm"/>
    </style:style>
  </office:automatic-styles>
  <office:body>
    <office:spreadsheet>
      <table:table table:name="Tab 1">
        <table:table-column table:number-columns-repeated="6"/>
        <table:table-row table:style-name="default_table_row">
          <table:table-cell office:value-type="string" calcext:value-type="string" office:string-value="Minimal tab" table:style-name="left">
            <text:p>Minimal tab</text:p>
          </table:table-cell>
          <table:table-cell office:value-type="string" calcext:value-type="string" office:string-value="description" table:style-name="left">
            <text:p>description</text:p>
          </table:table-cell>
          <table:table-cell office:value-type="string" calcext:value-type="string" office:string-value="with 6" table:style-name="left">
            <text:p>with 6</text:p>
          </table:table-cell>
          <table:table-cell office:value-type="string" calcext:value-type="string" office:string-value="columns" table:style-name="left">
            <text:p>columns</text:p>
          </table:table-cell>
          <table:table-cell office:value-type="string" calcext:value-type="string" office:string-value="and 2" table:style-name="left">
            <text:p>and 2</text:p>
          </table:table-cell>
          <table:table-cell office:value-type="string" calcext:value-type="string" office:string-value="rows." table:style-name="left">
            <text:p>rows.</text:p>
          </table:table-cell>
        </table:table-row>
        <table:table-row table:style-name="default_table_row">
          <table:table-cell office:value-type="float" calcext:value-type="float" office:value="1234" calcext:value="1234" table:style-name="right">
            <text:p>1234</text:p>
          </table:table-cell>
          <table:table-cell office:value-type="float" calcext:value-type="float" office:value="0" calcext:value="0" table:style-name="right">
            <text:p>0</text:p>
          </table:table-cell>
          <table:table-cell office:value-type="float" calcext:value-type="float" office:value="1" calcext:value="1" table:style-name="right">
            <text:p>1</text:p>
          </table:table-cell>
          <table:table-cell office:value-type="float" calcext:value-type="float" office:value="3.14" calcext:value="3.14" table:style-name="right">
            <text:p>3.14</text:p>
          </table:table-cell>
          <table:table-cell office:value-type="string" calcext:value-type="string" office:string-value="2021-3-22" table:style-name="left">
            <text:p>2021-3-22</text:p>
          </table:table-cell>
          <table:table-cell office:value-type="string" calcext:value-type="string" office:string-value="abc" table:style-name="left">
            <text:p>abc</text:p>
          </table:table-cell>
        </table:table-row>
      </table:table>
      <table:table table:name="Default center">
        <table:table-column table:number-columns-repeated="7"/>
        <table:table-column table:number-columns-repeated="3"/>
        <table:table-row table:style-name="default_table_row">
          <table:table-cell office:value-type="string" calcext:value-type="string" office:string-value="This tab" table:style-name="center">
            <text:p>This tab</text:p>
          </table:table-cell>
          <table:table-cell office:value-type="string" calcext:value-type="string" office:string-value="has a" table:style-name="center">
            <text:p>has a</text:p>
          </table:table-cell>
          <table:table-cell office:value-type="string" calcext:value-type="string" office:string-value="name and" table:style-name="center">
            <text:p>name and</text:p>
          </table:table-cell>
          <table:table-cell office:value-type="string" calcext:value-type="string" office:string-value="a default" table:style-name="center">
            <text:p>a default</text:p>
          </table:table-cell>
          <table:table-cell office:value-type="string" calcext:value-type="string" office:string-value="style &quot;center&quot;" table:style-name="center">
            <text:p>style "center"</text:p>
          </table:table-cell>
          <table:table-cell office:value-type="string" calcext:value-type="string" office:string-value="applied to" table:style-name="center">
            <text:p>applied to</text:p>
          </table:table-cell>
          <table:table-cell office:value-type="string" calcext:value-type="string" office:string-value="all cells." table:style-name="center">
            <text:p>all cells.</text:p>
          </table:table-cell>
        </table:table-row>
        <table:table-row table:style-name="default_table_row">
          <table:table-cell office:value-type="float" calcext:value-type="float" office:value="1" calcext:value="1" table:style-name="center">
            <text:p>1</text:p>
          </table:table-cell>
          <table:table-cell office:value-type="float" calcext:value-type="float" office:value="0" calcext:value="0" table:style-name="center">
            <text:p>0</text:p>
          </table:table-cell>
          <table:table-cell office:value-type="float" calcext:value-type="float" office:value="3.14" calcext:value="3.14" table:style-name="center">
            <text:p>3.14</text:p>
          </table:table-cell>
          <table:table-cell office:value-type="float" calcext:value-type="float" office:value="12345" calcext:value="12345" table:style-name="center">
            <text:p>12345</text:p>
          </table:table-cell>
          <table:table-cell office:value-type="string" calcext:value-type="string" office:string-value="2021-3-22" table:style-name="center">
            <text:p>2021-3-22</text:p>
          </table:table-cell>
          <table:table-cell office:value-type="string" calcext:value-type="string" office:string-value="abcd" table:style-name="center">
            <text:p>abcd</text:p>
          </table:table-cell>
          <table:table-cell office:value-type="float" calcext:value-type="float" office:value="42" calcext:value="42" table:style-name="center">
            <text:p>42</text:p>
          </table:table-cell>
        </table:table-row>
        <table:table-row table:style-name="default_table_row">
          <table:table-cell office:value-type="string" calcext:value-type="string" office:string-value="When a" table:style-name="center">
            <text:p>When a</text:p>
          </table:table-cell>
          <table:table-cell office:value-type="string" calcext:value-type="string" office:string-value="parameter" table:style-name="center">
            <text:p>parameter</text:p>
          </table:table-cell>
          <table:table-cell office:value-type="string" calcext:value-type="string" office:string-value="is applied" table:style-name="center">
            <text:p>is applied</text:p>
          </table:table-cell>
          <table:table-cell office:value-type="string" calcext:value-type="string" office:string-value="at table" table:style-name="center">
            <text:p>at table</text:p>
          </table:table-cell>
          <table:table-cell office:value-type="string" calcext:value-type="string" office:string-value="level," table:style-name="center">
            <text:p>level,</text:p>
          </table:table-cell>
          <table:table-cell office:value-type="string" calcext:value-type="string" office:string-value="the key" table:style-name="center">
            <text:p>the key</text:p>
          </table:table-cell>
          <table:table-cell office:value-type="string" calcext:value-type="string" office:string-value="&quot;table&quot;" table:style-name="center">
            <text:p>"table"</text:p>
          </table:table-cell>
          <table:table-cell office:value-type="string" calcext:value-type="string" office:string-value="points to" table:style-name="center">
            <text:p>points to</text:p>
          </table:table-cell>
          <table:table-cell office:value-type="string" calcext:value-type="string" office:string-value="the list" table:style-name="center">
            <text:p>the list</text:p>
          </table:table-cell>
          <table:table-cell office:value-type="string" calcext:value-type="string" office:string-value="of rows." table:style-name="center">
            <text:p>of rows.</text:p>
          </table:table-cell>
        </table:table-row>
      </table:table>
      <table:table table:name="Col widths">
        <table:table-column table:style-name="lpod_auto_1"/>
        <table:table-column table:style-name="lpod_auto_2"/>
        <table:table-column table:style-name="lpod_auto_3"/>
        <table:table-column table:style-name="lpod_auto_4"/>
        <table:table-column table:style-name="lpod_auto_5"/>
        <table:table-column table:number-columns-repeated="6" table:style-name="lpod_auto_6"/>
        <table:table-row table:style-name="default_table_row">
          <table:table-cell office:value-type="string" calcext:value-type="string" office:string-value="The" table:style-name="center">
            <text:p>The</text:p>
          </table:table-cell>
          <table:table-cell office:value-type="string" calcext:value-type="string" office:string-value="columns" table:style-name="center">
            <text:p>columns</text:p>
          </table:table-cell>
          <table:table-cell office:value-type="string" calcext:value-type="string" office:string-value="have" table:style-name="center">
            <text:p>have</text:p>
          </table:table-cell>
          <table:table-cell office:value-type="string" calcext:value-type="string" office:string-value="now" table:style-name="center">
            <text:p>now</text:p>
          </table:table-cell>
          <table:table-cell office:value-type="string" calcext:value-type="string" office:string-value="a defined" table:style-name="center">
            <text:p>a defined</text:p>
          </table:table-cell>
          <table:table-cell office:value-type="string" calcext:value-type="string" office:string-value="width." table:style-name="center">
            <text:p>width.</text:p>
          </table:table-cell>
        </table:table-row>
        <table:table-row table:style-name="default_table_row">
          <table:table-cell office:value-type="float" calcext:value-type="float" office:value="1" calcext:value="1" table:style-name="center">
            <text:p>1</text:p>
          </table:table-cell>
          <table:table-cell office:value-type="float" calcext:value-type="float" office:value="0" calcext:value="0" table:style-name="center">
            <text:p>0</text:p>
          </table:table-cell>
          <table:table-cell office:value-type="float" calcext:value-type="float" office:value="3.14" calcext:value="3.14" table:style-name="center">
            <text:p>3.14</text:p>
          </table:table-cell>
          <table:table-cell office:value-type="float" calcext:value-type="float" office:value="12345" calcext:value="12345" table:style-name="center">
            <text:p>12345</text:p>
          </table:table-cell>
          <table:table-cell office:value-type="string" calcext:value-type="string" office:string-value="2021-3-22" table:style-name="center">
            <text:p>2021-3-22</text:p>
          </table:table-cell>
          <table:table-cell office:value-type="string" calcext:value-type="string" office:string-value="abcd" table:style-name="center">
            <text:p>abcd</text:p>
          </table:table-cell>
        </table:table-row>
        <table:table-row table:style-name="default_table_row">
          <table:table-cell office:value-type="string" calcext:value-type="string" office:string-value="The" table:style-name="center">
            <text:p>The</text:p>
          </table:table-cell>
          <table:table-cell office:value-type="string" calcext:value-type="string" office:string-value="widths" table:style-name="center">
            <text:p>widths</text:p>
          </table:table-cell>
          <table:table-cell office:value-type="string" calcext:value-type="string" office:string-value="are" table:style-name="center">
            <text:p>are</text:p>
          </table:table-cell>
          <table:table-cell office:value-type="string" calcext:value-type="string" office:string-value="defined" table:style-name="center">
            <text:p>defined</text:p>
          </table:table-cell>
          <table:table-cell office:value-type="string" calcext:value-type="string" office:string-value="at tab" table:style-name="center">
            <text:p>at tab</text:p>
          </table:table-cell>
          <table:table-cell office:value-type="string" calcext:value-type="string" office:string-value="level" table:style-name="center">
            <text:p>level</text:p>
          </table:table-cell>
          <table:table-cell office:value-type="string" calcext:value-type="string" office:string-value="with" table:style-name="center">
            <text:p>with</text:p>
          </table:table-cell>
          <table:table-cell office:value-type="string" calcext:value-type="string" office:string-value="key" table:style-name="center">
            <text:p>key</text:p>
          </table:table-cell>
          <table:table-cell office:value-type="string" calcext:value-type="string" office:string-value="&quot;width&quot;." table:style-name="center">
            <text:p>"width".</text:p>
          </table:table-cell>
        </table:table-row>
      </table:table>
      <table:table table:name="Row style">
        <table:table-column table:style-name="lpod_auto_7"/>
        <table:table-column table:style-name="lpod_auto_8"/>
        <table:table-column table:style-name="lpod_auto_9"/>
        <table:table-column table:style-name="lpod_auto_10"/>
        <table:table-column table:style-name="lpod_auto_11"/>
        <table:table-column table:number-columns-repeated="6" table:style-name="lpod_auto_12"/>
        <table:table-row table:style-name="default_table_row">
          <table:table-cell office:value-type="string" calcext:value-type="string" office:string-value="Apply" table:style-name="bold_center">
            <text:p>Apply</text:p>
          </table:table-cell>
          <table:table-cell office:value-type="string" calcext:value-type="string" office:string-value="some" table:style-name="bold_center">
            <text:p>some</text:p>
          </table:table-cell>
          <table:table-cell office:value-type="string" calcext:value-type="string" office:string-value="style" table:style-name="bold_center">
            <text:p>style</text:p>
          </table:table-cell>
          <table:table-cell office:value-type="string" calcext:value-type="string" office:string-value="at" table:style-name="bold_center">
            <text:p>at</text:p>
          </table:table-cell>
          <table:table-cell office:value-type="string" calcext:value-type="string" office:string-value="row" table:style-name="bold_center">
            <text:p>row</text:p>
          </table:table-cell>
          <table:table-cell office:value-type="string" calcext:value-type="string" office:string-value="level." table:style-name="bold_center">
            <text:p>level.</text:p>
          </table:table-cell>
        </table:table-row>
        <table:table-row table:style-name="table_row_1cm">
          <table:table-cell office:value-type="float" calcext:value-type="float" office:value="1" calcext:value="1" table:style-name="cell_decimal2">
            <text:p>1</text:p>
          </table:table-cell>
          <table:table-cell office:value-type="float" calcext:value-type="float" office:value="0" calcext:value="0" table:style-name="cell_decimal2">
            <text:p>0</text:p>
          </table:table-cell>
          <table:table-cell office:value-type="float" calcext:value-type="float" office:value="3.14" calcext:value="3.14" table:style-name="cell_decimal2">
            <text:p>3.14</text:p>
          </table:table-cell>
          <table:table-cell office:value-type="float" calcext:value-type="float" office:value="12345" calcext:value="12345" table:style-name="cell_decimal2">
            <text:p>12345</text:p>
          </table:table-cell>
          <table:table-cell office:value-type="string" calcext:value-type="string" office:string-value="2021-3-22" table:style-name="cell_decimal2">
            <text:p>2021-3-22</text:p>
          </table:table-cell>
          <table:table-cell office:value-type="string" calcext:value-type="string" office:string-value="abcd" table:style-name="cell_decimal2">
            <text:p>abcd</text:p>
          </table:table-cell>
        </table:table-row>
        <table:table-row table:style-name="default_table_row"/>
        <table:table-row table:style-name="default_table_row">
          <table:table-cell office:value-type="string" calcext:value-type="string" office:string-value="(The row above is an empty)" table:style-name="left">
            <text:p>(The row above is an empty)</text:p>
          </table:table-cell>
        </table:table-row>
        <table:table-row table:style-name="default_table_row"/>
        <table:table-row table:style-name="default_table_row">
          <table:table-cell office:value-type="string" calcext:value-type="string" office:string-value="When a parameter is applied at row level, the key &quot;row&quot; points to the list of cells of the row." table:style-name="left">
            <text:p>When a parameter is applied at row level, the key "row" points to the list of cells of the row.</text:p>
          </table:table-cell>
        </table:table-row>
        <table:table-row table:style-name="default_table_row"/>
        <table:table-row table:style-name="default_table_row">
          <table:table-cell office:value-type="string" calcext:value-type="string" office:string-value="Both family=&quot;table-row&quot; and family=&quot;table-cell&quot; can apply for a row, the table-cell will be the default style for cells of the row." table:style-name="left">
            <text:p>Both family="table-row" and family="table-cell" can apply for a row, the table-cell will be the default style for cells of the row.</text:p>
          </table:table-cell>
        </table:table-row>
        <table:table-row table:style-name="default_table_row">
          <table:table-cell office:value-type="string" calcext:value-type="string" office:string-value="The row 2 has both 1cm height row style and decimal2 cell style." table:style-name="left">
            <text:p>The row 2 has both 1cm height row style and decimal2 cell style.</text:p>
          </table:table-cell>
        </table:table-row>
        <table:table-row table:style-name="default_table_row"/>
        <table:table-row table:style-name="default_table_row">
          <table:table-cell office:value-type="string" calcext:value-type="string" office:string-value="The" table:style-name="center">
            <text:p>The</text:p>
          </table:table-cell>
          <table:table-cell office:value-type="string" calcext:value-type="string" office:string-value="default" table:style-name="center">
            <text:p>default</text:p>
          </table:table-cell>
          <table:table-cell office:value-type="string" calcext:value-type="string" office:string-value="center" table:style-name="center">
            <text:p>center</text:p>
          </table:table-cell>
          <table:table-cell office:value-type="string" calcext:value-type="string" office:string-value="style" table:style-name="center">
            <text:p>style</text:p>
          </table:table-cell>
          <table:table-cell office:value-type="string" calcext:value-type="string" office:string-value="still" table:style-name="center">
            <text:p>still</text:p>
          </table:table-cell>
          <table:table-cell office:value-type="string" calcext:value-type="string" office:string-value="applies." table:style-name="center">
            <text:p>applies.</text:p>
          </table:table-cell>
        </table:table-row>
        <table:table-row table:style-name="default_table_row"/>
        <table:table-row table:style-name="default_table_row">
          <table:table-cell office:value-type="string" calcext:value-type="string" office:string-value="The file &quot;doc/styles&quot; displays all the default styles." table:style-name="bold">
            <text:p>The file "doc/styles" displays all the default styles.</text:p>
          </table:table-cell>
        </table:table-row>
      </table:table>
      <table:table table:name="Cell style">
        <table:table-column table:style-name="lpod_auto_13"/>
        <table:table-column table:style-name="lpod_auto_14"/>
        <table:table-column table:style-name="lpod_auto_15"/>
        <table:table-column table:style-name="lpod_auto_16"/>
        <table:table-column table:style-name="lpod_auto_17"/>
        <table:table-column table:number-columns-repeated="9" table:style-name="lpod_auto_18"/>
        <table:table-row table:style-name="default_table_row">
          <table:table-cell office:value-type="string" calcext:value-type="string" office:string-value="Apply" table:style-name="bold_center">
            <text:p>Apply</text:p>
          </table:table-cell>
          <table:table-cell office:value-type="string" calcext:value-type="string" office:string-value="some" table:style-name="bold_center">
            <text:p>some</text:p>
          </table:table-cell>
          <table:table-cell office:value-type="string" calcext:value-type="string" office:string-value="style" table:style-name="bold_center">
            <text:p>style</text:p>
          </table:table-cell>
          <table:table-cell office:value-type="string" calcext:value-type="string" office:string-value="at" table:style-name="bold_center">
            <text:p>at</text:p>
          </table:table-cell>
          <table:table-cell office:value-type="string" calcext:value-type="string" office:string-value="table," table:style-name="bold_center">
            <text:p>table,</text:p>
          </table:table-cell>
          <table:table-cell office:value-type="string" calcext:value-type="string" office:string-value="row" table:style-name="bold_center">
            <text:p>row</text:p>
          </table:table-cell>
          <table:table-cell office:value-type="string" calcext:value-type="string" office:string-value="and" table:style-name="bold_center">
            <text:p>and</text:p>
          </table:table-cell>
          <table:table-cell office:value-type="string" calcext:value-type="string" office:string-value="cell" table:style-name="bold_center">
            <text:p>cell</text:p>
          </table:table-cell>
          <table:table-cell office:value-type="string" calcext:value-type="string" office:string-value="level." table:style-name="bold_center">
            <text:p>level.</text:p>
          </table:table-cell>
        </table:table-row>
        <table:table-row table:style-name="default_table_row">
          <table:table-cell office:value-type="float" calcext:value-type="float" office:value="1" calcext:value="1" table:style-name="right">
            <text:p>1</text:p>
          </table:table-cell>
          <table:table-cell office:value-type="float" calcext:value-type="float" office:value="0" calcext:value="0" table:style-name="right">
            <text:p>0</text:p>
          </table:table-cell>
          <table:table-cell office:value-type="float" calcext:value-type="float" office:value="3.14" calcext:value="3.14" table:style-name="right">
            <text:p>3.14</text:p>
          </table:table-cell>
          <table:table-cell office:value-type="float" calcext:value-type="float" office:value="12345" calcext:value="12345" table:style-name="right">
            <text:p>12345</text:p>
          </table:table-cell>
          <table:table-cell office:value-type="string" calcext:value-type="string" office:string-value="2021-3-22" table:style-name="left">
            <text:p>2021-3-22</text:p>
          </table:table-cell>
          <table:table-cell office:value-type="string" calcext:value-type="string" office:string-value="abcd" table:style-name="left">
            <text:p>abcd</text:p>
          </table:table-cell>
        </table:table-row>
        <table:table-row table:style-name="default_table_row">
          <table:table-cell office:value-type="float" calcext:value-type="float" office:value="1" calcext:value="1" table:style-name="bold_center_grid_06pt">
            <text:p>1</text:p>
          </table:table-cell>
          <table:table-cell office:value-type="float" calcext:value-type="float" office:value="0" calcext:value="0" table:style-name="decimal2_grid_06pt">
            <text:p>0</text:p>
          </table:table-cell>
          <table:table-cell office:value-type="float" calcext:value-type="float" office:value="3.14" calcext:value="3.14" table:style-name="cell_decimal3">
            <text:p>3.14</text:p>
          </table:table-cell>
          <table:table-cell office:value-type="float" calcext:value-type="float" office:value="12345" calcext:value="12345" table:style-name="integer_grid_06pt">
            <text:p>12345</text:p>
          </table:table-cell>
          <table:table-cell office:value-type="string" calcext:value-type="string" office:string-value="2021-3-22" table:style-name="bold_center_bg_gray_grid_06pt">
            <text:p>2021-3-22</text:p>
          </table:table-cell>
          <table:table-cell office:value-type="string" calcext:value-type="string" office:string-value="abcd" table:style-name="bold_right_bg_gray_grid_06pt">
            <text:p>abcd</text:p>
          </table:table-cell>
        </table:table-row>
        <table:table-row table:style-name="default_table_row"/>
        <table:table-row table:style-name="default_table_row">
          <table:table-cell office:value-type="string" calcext:value-type="string" office:string-value="When a style is applied at cell level, use the key &quot;style&quot;, then the key &quot;value&quot; points to the cell content." table:style-name="left">
            <text:p>When a style is applied at cell level, use the key "style", then the key "value" points to the cell content.</text:p>
          </table:table-cell>
        </table:table-row>
      </table:table>
      <table:table table:name="Custom style">
        <table:table-column table:style-name="lpod_auto_19"/>
        <table:table-column table:style-name="lpod_auto_20"/>
        <table:table-column table:style-name="lpod_auto_21"/>
        <table:table-column table:style-name="lpod_auto_22"/>
        <table:table-column table:style-name="lpod_auto_23"/>
        <table:table-column table:number-columns-repeated="3" table:style-name="lpod_auto_24"/>
        <table:table-row table:style-name="default_table_row">
          <table:table-cell office:value-type="string" calcext:value-type="string" office:string-value="Use" table:style-name="bold_center">
            <text:p>Use</text:p>
          </table:table-cell>
          <table:table-cell office:value-type="string" calcext:value-type="string" office:string-value="custom" table:style-name="bold_center">
            <text:p>custom</text:p>
          </table:table-cell>
          <table:table-cell office:value-type="string" calcext:value-type="string" office:string-value="styles." table:style-name="bold_center">
            <text:p>styles.</text:p>
          </table:table-cell>
        </table:table-row>
        <table:table-row table:style-name="default_table_row">
          <table:table-cell office:value-type="float" calcext:value-type="float" office:value="1" calcext:value="1" table:style-name="right">
            <text:p>1</text:p>
          </table:table-cell>
          <table:table-cell office:value-type="float" calcext:value-type="float" office:value="0" calcext:value="0" table:style-name="right">
            <text:p>0</text:p>
          </table:table-cell>
          <table:table-cell office:value-type="float" calcext:value-type="float" office:value="3.14" calcext:value="3.14" table:style-name="right">
            <text:p>3.14</text:p>
          </table:table-cell>
          <table:table-cell office:value-type="float" calcext:value-type="float" office:value="12345" calcext:value="12345" table:style-name="right">
            <text:p>12345</text:p>
          </table:table-cell>
          <table:table-cell office:value-type="string" calcext:value-type="string" office:string-value="2021-3-22" table:style-name="left">
            <text:p>2021-3-22</text:p>
          </table:table-cell>
          <table:table-cell office:value-type="string" calcext:value-type="string" office:string-value="abcd" table:style-name="left">
            <text:p>abcd</text:p>
          </table:table-cell>
        </table:table-row>
        <table:table-row table:style-name="default_table_row">
          <table:table-cell office:value-type="float" calcext:value-type="float" office:value="1" calcext:value="1" table:style-name="bg_blue">
            <text:p>1</text:p>
          </table:table-cell>
          <table:table-cell office:value-type="float" calcext:value-type="float" office:value="0" calcext:value="0" table:style-name="decimal2_grid_06pt">
            <text:p>0</text:p>
          </table:table-cell>
          <table:table-cell office:value-type="float" calcext:value-type="float" office:value="3.14" calcext:value="3.14" table:style-name="bg_blue">
            <text:p>3.14</text:p>
          </table:table-cell>
          <table:table-cell office:value-type="float" calcext:value-type="float" office:value="12345" calcext:value="12345" table:style-name="integer_grid_06pt">
            <text:p>12345</text:p>
          </table:table-cell>
          <table:table-cell office:value-type="string" calcext:value-type="string" office:string-value="2021-3-22" table:style-name="bg_yellow_grid06">
            <text:p>2021-3-22</text:p>
          </table:table-cell>
          <table:table-cell office:value-type="string" calcext:value-type="string" office:string-value="abcd" table:style-name="bg_yellow_grid06">
            <text:p>abcd</text:p>
          </table:table-cell>
        </table:table-row>
        <table:table-row table:style-name="default_table_row"/>
        <table:table-row table:style-name="default_table_row">
          <table:table-cell office:value-type="string" calcext:value-type="string" office:string-value="Custom styles can be added at a document level, using the key &quot;styles&quot; and sub keys &quot;name&quot; and &quot;definition&quot;." table:style-name="left">
            <text:p>Custom styles can be added at a document level, using the key "styles" and sub keys "name" and "definition".</text:p>
          </table:table-cell>
        </table:table-row>
      </table:table>
      <table:table table:name="Spanned cells">
        <table:table-column table:style-name="lpod_auto_25"/>
        <table:table-column table:style-name="lpod_auto_26"/>
        <table:table-column table:style-name="lpod_auto_27"/>
        <table:table-column table:style-name="lpod_auto_28"/>
        <table:table-column table:style-name="lpod_auto_29"/>
        <table:table-column table:number-columns-repeated="5" table:style-name="lpod_auto_30"/>
        <table:table-row>
          <table:table-cell office:value-type="string" calcext:value-type="string" office:string-value="Define spanned cells." table:style-name="bold_center" table:number-columns-spanned="7" table:number-rows-spanned="1">
            <text:p>Define spanned cell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default_table_row">
          <table:table-cell office:value-type="string" calcext:value-type="string" office:string-value="spanned" table:style-name="bg_yellow_grid06" table:number-columns-spanned="3" table:number-rows-spanned="2">
            <text:p>spanned</text:p>
          </table:table-cell>
          <table:covered-table-cell table:style-name="left"/>
          <table:covered-table-cell table:style-name="left"/>
          <table:table-cell office:value-type="float" calcext:value-type="float" office:value="12345" calcext:value="12345" table:style-name="right">
            <text:p>12345</text:p>
          </table:table-cell>
          <table:table-cell office:value-type="string" calcext:value-type="string" office:string-value="2021-3-22" table:style-name="left">
            <text:p>2021-3-22</text:p>
          </table:table-cell>
          <table:table-cell office:value-type="string" calcext:value-type="string" office:string-value="abcd" table:style-name="left">
            <text:p>abcd</text:p>
          </table:table-cell>
        </table:table-row>
        <table:table-row table:style-name="default_table_row">
          <table:covered-table-cell table:style-name="left"/>
          <table:covered-table-cell table:style-name="left"/>
          <table:covered-table-cell table:style-name="left"/>
          <table:table-cell office:value-type="float" calcext:value-type="float" office:value="12345" calcext:value="12345" table:style-name="integer_grid_06pt">
            <text:p>12345</text:p>
          </table:table-cell>
          <table:table-cell office:value-type="string" calcext:value-type="string" office:string-value="2021-3-22" table:style-name="bg_yellow_grid06">
            <text:p>2021-3-22</text:p>
          </table:table-cell>
          <table:table-cell office:value-type="string" calcext:value-type="string" office:string-value="abcd" table:style-name="bg_yellow_grid06">
            <text:p>abcd</text:p>
          </table:table-cell>
        </table:table-row>
        <table:table-row table:style-name="default_table_row"/>
        <table:table-row table:style-name="default_table_row">
          <table:table-cell office:value-type="string" calcext:value-type="string" office:string-value="Spanned cells are defined at tab level with key &quot;span&quot;." table:style-name="left">
            <text:p>Spanned cells are defined at tab level with key "span".</text:p>
          </table:table-cell>
        </table:table-row>
        <table:table-row table:style-name="default_table_row">
          <table:table-cell office:value-type="string" calcext:value-type="string" office:string-value="Coordinate can use the (x0,y0,x1,y1) or &quot;C0R0:C1R1&quot; system." table:style-name="left">
            <text:p>Coordinate can use the (x0,y0,x1,y1) or "C0R0:C1R1" system.</text:p>
          </table:table-cell>
        </table:table-row>
        <table:table-row table:style-name="default_table_row">
          <table:table-cell office:value-type="string" calcext:value-type="string" office:string-value="Here we have spanned [0 , 1, 2, 2] and &quot;A1:G1&quot;." table:style-name="left">
            <text:p>Here we have spanned [0 , 1, 2, 2] and "A1:G1"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 style:data-style-name="N2" text:time-value="00:42:50.39186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dfdo 3.3.1</meta:generator>
    <meta:creation-date>2018-04-18T00:42:50.780164000</meta:creation-date>
    <dc:language>fr-FR</dc:language>
    <meta:editing-cycles>1</meta:editing-cycles>
    <meta:editing-duration>P0D</meta:editing-duration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